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0.5846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Default"/>
        <table:table-column table:style-name="co7" table:number-columns-repeated="6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11" office:value-type="string" calcext:value-type="string">
            <text:p>experienceCost</text:p>
          </table:table-cell>
          <table:table-cell table:style-name="ce11" office:value-type="string" calcext:value-type="string">
            <text:p>harvestExperience</text:p>
          </table:table-cell>
          <table:table-cell table:style-name="ce11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2" calcext:value-type="float">
            <text:p>2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2" calcext:value-type="float">
            <text:p>2.000</text:p>
          </table:table-cell>
          <table:table-cell table:style-name="ce126" table:formula="of:=([.L30] * [.I30]) - [.K30]" office:value-type="float" office:value="3.666" calcext:value-type="float">
            <text:p>3.666</text:p>
          </table:table-cell>
          <table:table-cell table:style-name="ce137" table:formula="of:=[.M30]/([.E30]*[.H30])" office:value-type="float" office:value="1.0999099909991" calcext:value-type="float">
            <text:p>1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133.089108910891" calcext:value-type="float">
            <text:p>133.089</text:p>
          </table:table-cell>
          <table:table-cell table:style-name="ce143" table:formula="of:=[.P30]/[.B30] * 60" office:value-type="float" office:value="33.2722772277228" calcext:value-type="float">
            <text:p>33.272</text:p>
          </table:table-cell>
          <table:table-cell table:style-name="ce121"/>
          <table:table-cell table:style-name="ce146" table:formula="of:=20/[.N30]" office:value-type="float" office:value="18.1833060556465" calcext:value-type="float">
            <text:p>18.18</text:p>
          </table:table-cell>
          <table:table-cell table:style-name="ce149" table:formula="of:=[.Q30]*60" office:value-type="float" office:value="1996.33663366337" calcext:value-type="float">
            <text:p>1,996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30T04:42:58.131000000</dc:date>
    <meta:editing-duration>P3DT20H6M58S</meta:editing-duration>
    <meta:editing-cycles>160</meta:editing-cycles>
    <meta:generator>LibreOffice/7.3.1.3$Windows_X86_64 LibreOffice_project/a69ca51ded25f3eefd52d7bf9a5fad8c90b87951</meta:generator>
    <meta:document-statistic meta:table-count="2" meta:cell-count="1837" meta:object-count="0"/>
  </office:meta>
</office:document-meta>
</file>